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P2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3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text-properties fo:color="#2a6099" loext:opacity="100%" style:font-name="Calibri" officeooo:paragraph-rsid="002d16dc"/>
    </style:style>
    <style:style style:name="P5" style:family="paragraph" style:parent-style-name="Text_20_body">
      <style:text-properties style:font-name="Calibri" officeooo:rsid="001aadfd"/>
    </style:style>
    <style:style style:name="P6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7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Calibri" officeooo:paragraph-rsid="003721e4"/>
    </style:style>
    <style:style style:name="P9" style:family="paragraph" style:parent-style-name="Text_20_body">
      <style:text-properties style:font-name="Calibri" fo:font-size="12pt" style:text-underline-style="none" officeooo:paragraph-rsid="003721e4" style:font-size-asian="12pt" style:font-size-complex="12pt"/>
    </style:style>
    <style:style style:name="P10" style:family="paragraph" style:parent-style-name="Text_20_body">
      <style:text-properties style:font-name="Calibri" fo:font-size="12pt" style:text-underline-style="none" fo:font-weight="normal" officeooo:rsid="0029380e" officeooo:paragraph-rsid="0044bcb1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Calibri" fo:font-size="9pt" style:text-underline-style="none" fo:font-weight="normal" officeooo:rsid="0049b282" officeooo:paragraph-rsid="004b866e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13" style:family="paragraph" style:parent-style-name="Text_20_body">
      <style:text-properties officeooo:paragraph-rsid="004b866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1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4b866e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Text_20_body">
      <style:text-properties officeooo:rsid="0054fd5e" officeooo:paragraph-rsid="0054fd5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6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7" style:family="text">
      <style:text-properties fo:font-weight="bold" officeooo:rsid="003721e4" style:font-weight-asian="bold" style:font-weight-complex="bold"/>
    </style:style>
    <style:style style:name="T8" style:family="text">
      <style:text-properties fo:font-weight="bold" officeooo:rsid="002d8ae2" style:font-weight-asian="bold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3465a4" loext:opacity="100%" style:text-underline-style="solid" style:text-underline-width="auto" style:text-underline-color="font-color"/>
    </style:style>
    <style:style style:name="T13" style:family="text">
      <style:text-properties fo:color="#3465a4" loext:opacity="100%" style:text-underline-style="solid" style:text-underline-width="auto" style:text-underline-color="font-color" officeooo:rsid="00b37a15"/>
    </style:style>
    <style:style style:name="T14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font-name="Calibri"/>
    </style:style>
    <style:style style:name="T19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0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1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raie + vinaigre</text:p>
      <text:p text:style-name="P16">acide + metal</text:p>
      <text:p text:style-name="P16">burn paille fer, masse augmente</text:p>
      <text:p text:style-name="P16">sur l’energie, CO₂ ou vapeur d’eau fait tourner une ro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M31S</meta:editing-duration>
    <meta:editing-cycles>3</meta:editing-cycles>
    <meta:generator>LibreOffice/7.0.4.2$Linux_X86_64 LibreOffice_project/00$Build-2</meta:generator>
    <meta:creation-date>2020-12-27T12:42:00.609104399</meta:creation-date>
    <meta:initial-creator>J Cercy</meta:initial-creator>
    <dc:date>2020-12-27T12:43:30.928567233</dc:date>
    <dc:creator>J Cercy</dc:creator>
    <meta:document-statistic meta:table-count="0" meta:image-count="0" meta:object-count="0" meta:page-count="1" meta:paragraph-count="4" meta:word-count="22" meta:character-count="116" meta:non-whitespace-character-count="99"/>
    <meta:template xlink:type="simple" xlink:actuate="onRequest" xlink:title="activite_type" xlink:href="../../../../../../../../../../../.config/libreoffice/4/user/template/activite_type.ott" meta:date="2020-12-27T12:41:59.232224420"/>
  </office:meta>
</office:document-meta>
</file>